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style:font-weight-asian="normal" style:font-weight-complex="normal"/>
    </style:style>
    <style:style style:name="P2" style:family="paragraph" style:parent-style-name="Text_20_body">
      <style:paragraph-properties fo:text-align="start" style:justify-single-word="false"/>
      <style:text-properties style:text-underline-style="none" fo:font-weight="normal" style:font-weight-asian="normal" style:font-weight-complex="normal"/>
    </style:style>
    <style:style style:name="P3" style:family="paragraph" style:parent-style-name="Text_20_body">
      <style:paragraph-properties fo:padding="0.049cm" fo:border="0.002cm solid #d9d9e3"/>
    </style:style>
    <style:style style:name="P4" style:family="paragraph" style:parent-style-name="Preformatted_20_Text">
      <style:paragraph-properties fo:padding="0.049cm" fo:border="0.002cm solid #d9d9e3"/>
    </style:style>
    <style:style style:name="P5" style:family="paragraph" style:parent-style-name="Text_20_body">
      <style:paragraph-properties fo:margin-top="0cm" fo:margin-bottom="0cm" fo:padding="0.049cm" fo:border="0.002cm solid #d9d9e3"/>
    </style:style>
    <style:style style:name="P6" style:family="paragraph" style:parent-style-name="Standard">
      <style:paragraph-properties fo:text-align="start" style:justify-single-word="false"/>
      <style:text-properties style:text-underline-style="none" fo:font-weight="normal" style:font-weight-asian="normal" style:font-weight-complex="normal"/>
    </style:style>
    <style:style style:name="P7"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8" style:family="paragraph" style:parent-style-name="Text_20_body">
      <style:paragraph-properties fo:padding="0.049cm" fo:border="0.002cm solid #d9d9e3"/>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text>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Variable</text:span> :</text:p>
      <text:p text:style-name="P1"/>
      <text:p text:style-name="P2">En programmation C, une variable est un emplacement nommé en mémoire qui stocke une valeur. Cette valeur peut être de différents types, tels que entier, décimal, caractère, etc. Une variable doit être déclarée avec un type spécifique avant d'être utilisée.</text:p>
      <text:p text:style-name="P3">Par exemple, voici une déclaration simple en C :</text:p>
      <text:p text:style-name="P3">int age; // Déclare une variable appelée "age" de type entier (int)</text:p>
      <text:p text:style-name="P3">Dans cet exemple, "age" est le nom de la variable et "int" indique que la variable stockera des nombres entiers.</text:p>
      <text:p text:style-name="P3"/>
      <text:p text:style-name="P3"><text:span text:style-name="T2">Valeur</text:span> :</text:p>
      <text:p text:style-name="P3">Une valeur, quant à elle, est simplement l'information concrète stockée dans une variable. Pour donner une valeur à une variable, on utilise l'opérateur d'assignation (<text:span text:style-name="Source_20_Text">=</text:span>).</text:p>
      <text:p text:style-name="P3">Par exemple :</text:p>
      <text:p text:style-name="P3">age = 25; // Attribue la valeur 25 à la variable "age"</text:p>
      <text:p text:style-name="P3"/>
      <text:p text:style-name="P3">Maintenant, la variable "age" contient la valeur 25.</text:p>
      <text:p text:style-name="P3">En résumé, une variable est un emplacement en mémoire associé à un nom et à un type, tandis qu'une valeur est l'information spécifique stockée dans cette variable.</text:p>
      <text:p text:style-name="P5"/>
      <text:p text:style-name="P4"/>
      <text:p text:style-name="P7"><text:span text:style-name="T1">Conditions sur Instructions</text:span> <text:span text:style-name="T4">:</text:span></text:p>
      <text:p text:style-name="P7"><text:span text:style-name="T4"/></text:p>
      <text:p text:style-name="P1">"Conditions sur instructions" fait référence à des règles ou des exigences spécifiques qui doivent être remplies pour qu'une tâche, un processus ou une activité puisse être exécuté. Cela implique généralement que certaines étapes ou critères doivent être satisfaits avant de passer à la prochaine étape. Ces conditions peuvent être définies pour assurer la sécurité, la qualité ou l'efficacité d'une opération. Par exemple, dans la programmation informatique, les "conditions sur instructions" se réfèrent à des structures de contrôle comme les boucles et les instructions conditionnelles qui permettent d'exécuter certaines actions en fonction de critères spécifi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M28S</meta:editing-duration>
    <meta:editing-cycles>5</meta:editing-cycles>
    <meta:generator>OpenOffice/4.1.7$Win32 OpenOffice.org_project/417m1$Build-9800</meta:generator>
    <dc:date>2023-10-04T22:26:47.13</dc:date>
    <meta:document-statistic meta:table-count="0" meta:image-count="0" meta:object-count="0" meta:page-count="1" meta:paragraph-count="13" meta:word-count="258" meta:character-count="1652"/>
    <meta:user-defined meta:name="Info 1"/>
    <meta:user-defined meta:name="Info 2"/>
    <meta:user-defined meta:name="Info 3"/>
    <meta:user-defined meta:name="Info 4"/>
  </office:meta>
</office:document-meta>
</file>